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c671c7" officeooo:paragraph-rsid="00c671c7"/>
    </style:style>
    <style:style style:name="P2" style:family="paragraph" style:parent-style-name="Standard">
      <style:text-properties officeooo:rsid="00c671c7" officeooo:paragraph-rsid="00c73477"/>
    </style:style>
    <style:style style:name="P3" style:family="paragraph" style:parent-style-name="Standard">
      <style:text-properties officeooo:rsid="00c671c7" officeooo:paragraph-rsid="00c6770e"/>
    </style:style>
    <style:style style:name="P4" style:family="paragraph" style:parent-style-name="Standard">
      <style:text-properties fo:font-size="18pt" officeooo:rsid="00c73477" officeooo:paragraph-rsid="00c82532"/>
    </style:style>
    <style:style style:name="P5" style:family="paragraph" style:parent-style-name="Standard">
      <style:text-properties fo:font-size="18pt" officeooo:rsid="00cb82b8" officeooo:paragraph-rsid="00cb82b8"/>
    </style:style>
    <style:style style:name="P6" style:family="paragraph" style:parent-style-name="Standard">
      <style:text-properties fo:font-size="18pt" officeooo:rsid="00cbdf7b" officeooo:paragraph-rsid="00cbdf7b"/>
    </style:style>
    <style:style style:name="P7" style:family="paragraph" style:parent-style-name="Standard">
      <style:text-properties fo:font-size="18pt" officeooo:rsid="00cbdf7b" officeooo:paragraph-rsid="00ce79c7"/>
    </style:style>
    <style:style style:name="P8" style:family="paragraph" style:parent-style-name="Standard">
      <style:text-properties fo:font-size="18pt" officeooo:rsid="00c671c7" officeooo:paragraph-rsid="00c671c7"/>
    </style:style>
    <style:style style:name="P9" style:family="paragraph" style:parent-style-name="Standard">
      <style:text-properties fo:font-size="18pt" officeooo:rsid="00c671c7" officeooo:paragraph-rsid="00cb82b8"/>
    </style:style>
    <style:style style:name="P10" style:family="paragraph" style:parent-style-name="Standard">
      <style:text-properties officeooo:rsid="00cb82b8" officeooo:paragraph-rsid="00cb82b8"/>
    </style:style>
    <style:style style:name="P11" style:family="paragraph" style:parent-style-name="Standard">
      <style:text-properties officeooo:rsid="00cb82b8" officeooo:paragraph-rsid="00c671c7"/>
    </style:style>
    <style:style style:name="P12" style:family="paragraph" style:parent-style-name="Standard">
      <style:text-properties officeooo:paragraph-rsid="00c73477"/>
    </style:style>
    <style:style style:name="P13" style:family="paragraph" style:parent-style-name="Standard">
      <style:text-properties officeooo:rsid="00cd8669" officeooo:paragraph-rsid="00cd8669"/>
    </style:style>
    <style:style style:name="P14" style:family="paragraph" style:parent-style-name="Standard">
      <style:text-properties officeooo:paragraph-rsid="00c82532"/>
    </style:style>
    <style:style style:name="P15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9d82b6" officeooo:paragraph-rsid="00c73477" style:font-size-asian="20pt" style:font-weight-asian="bold" style:font-size-complex="20pt" style:font-weight-complex="bold"/>
    </style:style>
    <style:style style:name="P16" style:family="paragraph" style:parent-style-name="Standard">
      <style:text-properties fo:font-size="18pt" officeooo:rsid="00cbdf7b" officeooo:paragraph-rsid="00cbdf7b"/>
    </style:style>
    <style:style style:name="P17" style:family="paragraph" style:parent-style-name="Standard">
      <style:text-properties fo:font-size="18pt" officeooo:rsid="00cbdf7b" officeooo:paragraph-rsid="00ce79c7"/>
    </style:style>
    <style:style style:name="P18" style:family="paragraph" style:parent-style-name="Standard">
      <style:text-properties fo:font-size="18pt" officeooo:rsid="00cbdf7b" officeooo:paragraph-rsid="00cb82b8"/>
    </style:style>
    <style:style style:name="P19" style:family="paragraph" style:parent-style-name="Standard">
      <style:text-properties fo:font-size="18pt" officeooo:rsid="00cb82b8" officeooo:paragraph-rsid="00cb82b8"/>
    </style:style>
    <style:style style:name="P20" style:family="paragraph" style:parent-style-name="Standard">
      <style:text-properties fo:font-size="18pt" officeooo:rsid="00c73477" officeooo:paragraph-rsid="00c82532"/>
    </style:style>
    <style:style style:name="P21" style:family="paragraph" style:parent-style-name="Standard">
      <style:text-properties fo:font-size="18pt" officeooo:rsid="00c671c7" officeooo:paragraph-rsid="00c671c7"/>
    </style:style>
    <style:style style:name="P22" style:family="paragraph" style:parent-style-name="Standard">
      <style:text-properties fo:font-size="18pt" officeooo:rsid="00c671c7" officeooo:paragraph-rsid="00cb82b8"/>
    </style:style>
    <style:style style:name="P23" style:family="paragraph" style:parent-style-name="Standard">
      <style:text-properties fo:font-size="18pt" officeooo:rsid="00d022de" officeooo:paragraph-rsid="00d022de"/>
    </style:style>
    <style:style style:name="P24" style:family="paragraph" style:parent-style-name="Standard">
      <style:text-properties officeooo:rsid="00cb82b8" officeooo:paragraph-rsid="00c671c7"/>
    </style:style>
    <style:style style:name="P25" style:family="paragraph" style:parent-style-name="Standard">
      <style:text-properties officeooo:rsid="00cb82b8" officeooo:paragraph-rsid="00cb82b8"/>
    </style:style>
    <style:style style:name="P26" style:family="paragraph" style:parent-style-name="Standard">
      <style:text-properties officeooo:rsid="00c671c7" officeooo:paragraph-rsid="00c671c7"/>
    </style:style>
    <style:style style:name="P27" style:family="paragraph" style:parent-style-name="Standard">
      <style:text-properties officeooo:rsid="00c671c7" officeooo:paragraph-rsid="00c6770e"/>
    </style:style>
    <style:style style:name="P28" style:family="paragraph" style:parent-style-name="Standard">
      <style:text-properties officeooo:rsid="00c671c7" officeooo:paragraph-rsid="00c73477"/>
    </style:style>
    <style:style style:name="P29" style:family="paragraph" style:parent-style-name="Standard">
      <style:text-properties officeooo:rsid="00cd8669" officeooo:paragraph-rsid="00cd8669"/>
    </style:style>
    <style:style style:name="P30" style:family="paragraph" style:parent-style-name="Standard">
      <style:text-properties officeooo:paragraph-rsid="00c82532"/>
    </style:style>
    <style:style style:name="P31" style:family="paragraph" style:parent-style-name="Standard">
      <style:text-properties officeooo:paragraph-rsid="00c73477"/>
    </style:style>
    <style:style style:name="P32" style:family="paragraph" style:parent-style-name="Standard">
      <style:paragraph-properties fo:break-before="column"/>
      <style:text-properties fo:font-size="18pt" officeooo:rsid="00cb82b8" officeooo:paragraph-rsid="00cb82b8"/>
    </style:style>
    <style:style style:name="T1" style:family="text">
      <style:text-properties fo:font-size="18pt" officeooo:rsid="00c73477"/>
    </style:style>
    <style:style style:name="T2" style:family="text">
      <style:text-properties fo:font-size="18pt" officeooo:rsid="00cbdf7b"/>
    </style:style>
    <style:style style:name="T3" style:family="text">
      <style:text-properties fo:font-size="18pt" officeooo:rsid="00cd8669"/>
    </style:style>
    <style:style style:name="T4" style:family="text">
      <style:text-properties officeooo:rsid="00c97060"/>
    </style:style>
    <style:style style:name="T5" style:family="text">
      <style:text-properties officeooo:rsid="00cd8669"/>
    </style:style>
    <style:style style:name="T6" style:family="text">
      <style:text-properties officeooo:rsid="00ce79c7"/>
    </style:style>
    <style:style style:name="T7" style:family="text">
      <style:text-properties officeooo:rsid="00cf0355"/>
    </style:style>
    <style:style style:name="Sect1" style:family="section">
      <style:section-properties text:dont-balance-text-columns="false" style:editable="false">
        <style:columns fo:column-count="2" fo:column-gap="0.998cm">
          <style:column style:rel-width="5385*" fo:start-indent="0cm" fo:end-indent="0.499cm"/>
          <style:column style:rel-width="5387*" fo:start-indent="0.49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multiplications</text:p>
      <text:p text:style-name="Standard"/>
      <text:section text:style-name="Sect1" text:name="Section1">
        <text:p text:style-name="P5">Produit <text:span text:style-name="T5">de 2 nombres</text:span></text:p>
        <text:p text:style-name="P11">p60 : 19, 20</text:p>
        <text:p text:style-name="P5">p61 : 32</text:p>
        <text:p text:style-name="P1"/>
        <text:p text:style-name="P10">Calcul posé</text:p>
        <text:p text:style-name="P10">p60 : 25</text:p>
        <text:p text:style-name="P7"><text:span text:style-name="T6">+ pb concrets </text:span>p68 : 104, <text:span text:style-name="T5">105</text:span></text:p>
        <text:p text:style-name="P1"/>
        <text:p text:style-name="P13">Gestion virgule</text:p>
        <text:p text:style-name="P13">p60 : 22, 23</text:p>
        <text:p text:style-name="P13">p61 : 30</text:p>
        <text:p text:style-name="P13">p66 : 85, <text:span text:style-name="T7">87</text:span></text:p>
        <text:p text:style-name="P13"/>
        <text:p text:style-name="P14"><text:span text:style-name="T1">Ordre </text:span><text:span text:style-name="T3">des calculs</text:span></text:p>
        <text:p text:style-name="P5">p61 : 31</text:p>
        <text:p text:style-name="P5">p67 : 88</text:p>
        <text:p text:style-name="P4"/>
        <text:p text:style-name="P4"><text:span text:style-name="T4">M</text:span>ultiplication par 10 ou 0,1</text:p>
        <text:p text:style-name="P5">p60 : 27</text:p>
        <text:p text:style-name="P5">p61 : 29, 37</text:p>
        <text:p text:style-name="P5">p66 : 86</text:p>
        <text:p text:style-name="P8"/>
        <text:p text:style-name="P5"/>
        <text:p text:style-name="P32">Priorités opératoires</text:p>
        <text:p text:style-name="P5">p62 : 41, 42, 43</text:p>
        <text:p text:style-name="P5">p63 : 49, 50, 51, 53, 54, 55, 56</text:p>
        <text:p text:style-name="P5">p67 : 93, 97</text:p>
        <text:p text:style-name="P9"/>
        <text:p text:style-name="P12"><text:span text:style-name="T1">Calculs </text:span><text:span text:style-name="T2">astucieux avec distributivité</text:span></text:p>
        <text:p text:style-name="P6">p62 : 46, 47, 38, 39</text:p>
        <text:p text:style-name="P6">p67 : 94</text:p>
        <text:p text:style-name="P3"/>
        <text:p text:style-name="P2">Pb concrets</text:p>
        <text:p text:style-name="P6">p61 : 34, 35, <text:span text:style-name="T5">36</text:span></text:p>
        <text:p text:style-name="P6">p67 : 90, 91, 95, 96</text:p>
        <text:p text:style-name="P6">p71 : 122, 123, 124, <text:span text:style-name="T7">129</text:span></text:p>
        <text:p text:style-name="P6"/>
        <text:p text:style-name="P23">Tableur à faire en 1/2 groupe</text:p>
        <text:p text:style-name="P23">p74 : 2, 3</text:p>
      </text:section>
      <text:p text:style-name="Standard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8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loext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loext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4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13H51M</meta:editing-duration>
    <meta:editing-cycles>159</meta:editing-cycles>
    <meta:generator>LibreOffice/6.4.7.2$Linux_X86_64 LibreOffice_project/40$Build-2</meta:generator>
    <meta:initial-creator>Véronique et Thibaud FONTANET</meta:initial-creator>
    <dc:date>2022-12-14T20:03:16.017530242</dc:date>
    <meta:print-date>2021-06-30T22:50:43.216628913</meta:print-date>
    <meta:document-statistic meta:table-count="0" meta:image-count="0" meta:object-count="0" meta:page-count="1" meta:paragraph-count="31" meta:word-count="123" meta:character-count="494" meta:non-whitespace-character-count="402"/>
  </office:meta>
</office:document-meta>
</file>